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244d3c"/>
    </style:style>
    <style:style style:name="P2" style:family="paragraph" style:parent-style-name="Heading_20_3">
      <style:text-properties officeooo:rsid="003520f5" officeooo:paragraph-rsid="00302034"/>
    </style:style>
    <style:style style:name="P3" style:family="paragraph" style:parent-style-name="Heading_20_6">
      <style:paragraph-properties fo:break-before="page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" style:family="paragraph" style:parent-style-name="Heading_20_2">
      <style:text-properties officeooo:rsid="003520f5"/>
    </style:style>
    <style:style style:name="P10" style:family="paragraph" style:parent-style-name="Preformatted_20_Text" style:list-style-name="L4">
      <style:paragraph-properties fo:margin-left="0cm" fo:margin-right="0cm" fo:text-indent="0cm" style:auto-text-indent="false" style:writing-mode="lr-tb"/>
    </style:style>
    <style:style style:name="P11" style:family="paragraph" style:parent-style-name="Preformatted_20_Text" style:list-style-name="L4">
      <style:paragraph-properties style:writing-mode="lr-tb"/>
    </style:style>
    <style:style style:name="P12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3" style:family="paragraph" style:parent-style-name="Preformatted_20_Text" style:list-style-name="L14"/>
    <style:style style:name="P14" style:family="paragraph" style:parent-style-name="Preformatted_20_Text" style:list-style-name="L1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5" style:family="paragraph" style:parent-style-name="Preformatted_20_Text" style:list-style-name="L18"/>
    <style:style style:name="P16" style:family="paragraph" style:parent-style-name="Preformatted_20_Text" style:list-style-name="L18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7" style:family="paragraph" style:parent-style-name="Preformatted_20_Text" style:list-style-name="L19"/>
    <style:style style:name="P18" style:family="paragraph" style:parent-style-name="Preformatted_20_Text" style:list-style-name="L19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9" style:family="paragraph" style:parent-style-name="Preformatted_20_Text" style:list-style-name="L20"/>
    <style:style style:name="P20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1" style:family="paragraph" style:parent-style-name="Preformatted_20_Text" style:list-style-name="L21"/>
    <style:style style:name="P22" style:family="paragraph" style:parent-style-name="Preformatted_20_Text" style:list-style-name="L2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3" style:family="paragraph" style:parent-style-name="Preformatted_20_Text" style:list-style-name="L24"/>
    <style:style style:name="P24" style:family="paragraph" style:parent-style-name="Preformatted_20_Text" style:list-style-name="L24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5" style:family="paragraph" style:parent-style-name="Preformatted_20_Text" style:list-style-name="L31"/>
    <style:style style:name="P26" style:family="paragraph" style:parent-style-name="Preformatted_20_Text" style:list-style-name="L3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7" style:family="paragraph" style:parent-style-name="Preformatted_20_Text" style:list-style-name="L33"/>
    <style:style style:name="P28" style:family="paragraph" style:parent-style-name="Preformatted_20_Text" style:list-style-name="L3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9" style:family="paragraph" style:parent-style-name="Preformatted_20_Text" style:list-style-name="L39"/>
    <style:style style:name="P30" style:family="paragraph" style:parent-style-name="Preformatted_20_Text" style:list-style-name="L39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1" style:family="paragraph" style:parent-style-name="Preformatted_20_Text" style:list-style-name="L39">
      <style:paragraph-properties fo:margin-left="0cm" fo:margin-right="0cm" fo:text-indent="0cm" style:auto-text-indent="false" style:writing-mode="lr-tb"/>
    </style:style>
    <style:style style:name="P32" style:family="paragraph" style:parent-style-name="Preformatted_20_Text" style:list-style-name="L39">
      <style:paragraph-properties fo:margin-top="0cm" fo:margin-bottom="0.499cm" style:contextual-spacing="false" style:writing-mode="lr-tb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paragraph-properties fo:margin-top="0cm" fo:margin-bottom="0cm" style:contextual-spacing="false"/>
    </style:style>
    <style:style style:name="P35" style:family="paragraph" style:parent-style-name="Text_20_body" style:list-style-name="L2"/>
    <style:style style:name="P36" style:family="paragraph" style:parent-style-name="Text_20_body" style:list-style-name="L2">
      <style:paragraph-properties fo:margin-top="0cm" fo:margin-bottom="0cm" style:contextual-spacing="false"/>
    </style:style>
    <style:style style:name="P37" style:family="paragraph" style:parent-style-name="Text_20_body" style:list-style-name="L3"/>
    <style:style style:name="P38" style:family="paragraph" style:parent-style-name="Text_20_body" style:list-style-name="L3">
      <style:paragraph-properties fo:margin-top="0cm" fo:margin-bottom="0cm" style:contextual-spacing="false"/>
    </style:style>
    <style:style style:name="P39" style:family="paragraph" style:parent-style-name="Text_20_body" style:list-style-name="L4"/>
    <style:style style:name="P40" style:family="paragraph" style:parent-style-name="Text_20_body" style:list-style-name="L5"/>
    <style:style style:name="P41" style:family="paragraph" style:parent-style-name="Text_20_body" style:list-style-name="L5">
      <style:paragraph-properties fo:margin-top="0cm" fo:margin-bottom="0cm" style:contextual-spacing="false"/>
    </style:style>
    <style:style style:name="P42" style:family="paragraph" style:parent-style-name="Text_20_body" style:list-style-name="L6"/>
    <style:style style:name="P43" style:family="paragraph" style:parent-style-name="Text_20_body" style:list-style-name="L6">
      <style:paragraph-properties fo:margin-top="0cm" fo:margin-bottom="0cm" style:contextual-spacing="false"/>
    </style:style>
    <style:style style:name="P44" style:family="paragraph" style:parent-style-name="Text_20_body" style:list-style-name="L7">
      <style:paragraph-properties fo:margin-top="0cm" fo:margin-bottom="0cm" style:contextual-spacing="false"/>
    </style:style>
    <style:style style:name="P45" style:family="paragraph" style:parent-style-name="Text_20_body" style:list-style-name="L8"/>
    <style:style style:name="P46" style:family="paragraph" style:parent-style-name="Text_20_body" style:list-style-name="L8">
      <style:paragraph-properties fo:margin-top="0cm" fo:margin-bottom="0cm" style:contextual-spacing="false"/>
    </style:style>
    <style:style style:name="P47" style:family="paragraph" style:parent-style-name="Text_20_body" style:list-style-name="L9"/>
    <style:style style:name="P48" style:family="paragraph" style:parent-style-name="Text_20_body" style:list-style-name="L9">
      <style:paragraph-properties fo:margin-top="0cm" fo:margin-bottom="0cm" style:contextual-spacing="false"/>
    </style:style>
    <style:style style:name="P49" style:family="paragraph" style:parent-style-name="Text_20_body" style:list-style-name="L10"/>
    <style:style style:name="P50" style:family="paragraph" style:parent-style-name="Text_20_body" style:list-style-name="L10">
      <style:paragraph-properties fo:margin-top="0cm" fo:margin-bottom="0cm" style:contextual-spacing="false"/>
    </style:style>
    <style:style style:name="P51" style:family="paragraph" style:parent-style-name="Text_20_body" style:list-style-name="L11">
      <style:paragraph-properties fo:margin-top="0cm" fo:margin-bottom="0cm" style:contextual-spacing="false"/>
    </style:style>
    <style:style style:name="P52" style:family="paragraph" style:parent-style-name="Text_20_body" style:list-style-name="L12">
      <style:paragraph-properties fo:margin-top="0cm" fo:margin-bottom="0cm" style:contextual-spacing="false"/>
    </style:style>
    <style:style style:name="P53" style:family="paragraph" style:parent-style-name="Text_20_body" style:list-style-name="L13">
      <style:paragraph-properties fo:margin-top="0cm" fo:margin-bottom="0cm" style:contextual-spacing="false"/>
    </style:style>
    <style:style style:name="P54" style:family="paragraph" style:parent-style-name="Text_20_body" style:list-style-name="L14"/>
    <style:style style:name="P55" style:family="paragraph" style:parent-style-name="Text_20_body" style:list-style-name="L14">
      <style:paragraph-properties fo:margin-top="0cm" fo:margin-bottom="0cm" style:contextual-spacing="false"/>
    </style:style>
    <style:style style:name="P56" style:family="paragraph" style:parent-style-name="Text_20_body" style:list-style-name="L15">
      <style:paragraph-properties fo:margin-top="0cm" fo:margin-bottom="0cm" style:contextual-spacing="false"/>
    </style:style>
    <style:style style:name="P57" style:family="paragraph" style:parent-style-name="Text_20_body" style:list-style-name="L16">
      <style:paragraph-properties fo:margin-top="0cm" fo:margin-bottom="0cm" style:contextual-spacing="false"/>
    </style:style>
    <style:style style:name="P58" style:family="paragraph" style:parent-style-name="Text_20_body" style:list-style-name="L17"/>
    <style:style style:name="P59" style:family="paragraph" style:parent-style-name="Text_20_body" style:list-style-name="L17">
      <style:paragraph-properties fo:margin-top="0cm" fo:margin-bottom="0cm" style:contextual-spacing="false"/>
    </style:style>
    <style:style style:name="P60" style:family="paragraph" style:parent-style-name="Text_20_body" style:list-style-name="L18"/>
    <style:style style:name="P61" style:family="paragraph" style:parent-style-name="Text_20_body" style:list-style-name="L18">
      <style:paragraph-properties fo:margin-top="0cm" fo:margin-bottom="0cm" style:contextual-spacing="false"/>
    </style:style>
    <style:style style:name="P62" style:family="paragraph" style:parent-style-name="Text_20_body" style:list-style-name="L19"/>
    <style:style style:name="P63" style:family="paragraph" style:parent-style-name="Text_20_body" style:list-style-name="L19">
      <style:paragraph-properties fo:margin-top="0cm" fo:margin-bottom="0cm" style:contextual-spacing="false"/>
    </style:style>
    <style:style style:name="P64" style:family="paragraph" style:parent-style-name="Text_20_body" style:list-style-name="L20"/>
    <style:style style:name="P65" style:family="paragraph" style:parent-style-name="Text_20_body" style:list-style-name="L20">
      <style:paragraph-properties fo:margin-top="0cm" fo:margin-bottom="0cm" style:contextual-spacing="false"/>
    </style:style>
    <style:style style:name="P66" style:family="paragraph" style:parent-style-name="Text_20_body" style:list-style-name="L21"/>
    <style:style style:name="P67" style:family="paragraph" style:parent-style-name="Text_20_body" style:list-style-name="L21">
      <style:paragraph-properties fo:margin-top="0cm" fo:margin-bottom="0cm" style:contextual-spacing="false"/>
    </style:style>
    <style:style style:name="P68" style:family="paragraph" style:parent-style-name="Text_20_body" style:list-style-name="L22"/>
    <style:style style:name="P69" style:family="paragraph" style:parent-style-name="Text_20_body" style:list-style-name="L22">
      <style:paragraph-properties fo:margin-top="0cm" fo:margin-bottom="0cm" style:contextual-spacing="false"/>
    </style:style>
    <style:style style:name="P70" style:family="paragraph" style:parent-style-name="Text_20_body" style:list-style-name="L23"/>
    <style:style style:name="P71" style:family="paragraph" style:parent-style-name="Text_20_body" style:list-style-name="L23">
      <style:paragraph-properties fo:margin-top="0cm" fo:margin-bottom="0cm" style:contextual-spacing="false"/>
    </style:style>
    <style:style style:name="P72" style:family="paragraph" style:parent-style-name="Text_20_body" style:list-style-name="L24"/>
    <style:style style:name="P73" style:family="paragraph" style:parent-style-name="Text_20_body" style:list-style-name="L25"/>
    <style:style style:name="P74" style:family="paragraph" style:parent-style-name="Text_20_body" style:list-style-name="L25">
      <style:paragraph-properties fo:margin-top="0cm" fo:margin-bottom="0cm" style:contextual-spacing="false"/>
    </style:style>
    <style:style style:name="P75" style:family="paragraph" style:parent-style-name="Text_20_body" style:list-style-name="L26"/>
    <style:style style:name="P76" style:family="paragraph" style:parent-style-name="Text_20_body" style:list-style-name="L26">
      <style:paragraph-properties fo:margin-top="0cm" fo:margin-bottom="0cm" style:contextual-spacing="false"/>
    </style:style>
    <style:style style:name="P77" style:family="paragraph" style:parent-style-name="Text_20_body" style:list-style-name="L27"/>
    <style:style style:name="P78" style:family="paragraph" style:parent-style-name="Text_20_body" style:list-style-name="L27">
      <style:paragraph-properties fo:margin-top="0cm" fo:margin-bottom="0cm" style:contextual-spacing="false"/>
    </style:style>
    <style:style style:name="P79" style:family="paragraph" style:parent-style-name="Text_20_body" style:list-style-name="L28"/>
    <style:style style:name="P80" style:family="paragraph" style:parent-style-name="Text_20_body" style:list-style-name="L29"/>
    <style:style style:name="P81" style:family="paragraph" style:parent-style-name="Text_20_body" style:list-style-name="L30"/>
    <style:style style:name="P82" style:family="paragraph" style:parent-style-name="Text_20_body" style:list-style-name="L30">
      <style:paragraph-properties fo:margin-top="0cm" fo:margin-bottom="0cm" style:contextual-spacing="false"/>
    </style:style>
    <style:style style:name="P83" style:family="paragraph" style:parent-style-name="Text_20_body" style:list-style-name="L31"/>
    <style:style style:name="P84" style:family="paragraph" style:parent-style-name="Text_20_body" style:list-style-name="L32"/>
    <style:style style:name="P85" style:family="paragraph" style:parent-style-name="Text_20_body" style:list-style-name="L32">
      <style:paragraph-properties fo:margin-top="0cm" fo:margin-bottom="0cm" style:contextual-spacing="false"/>
    </style:style>
    <style:style style:name="P86" style:family="paragraph" style:parent-style-name="Text_20_body" style:list-style-name="L33"/>
    <style:style style:name="P87" style:family="paragraph" style:parent-style-name="Text_20_body" style:list-style-name="L33">
      <style:paragraph-properties fo:margin-top="0cm" fo:margin-bottom="0cm" style:contextual-spacing="false"/>
    </style:style>
    <style:style style:name="P88" style:family="paragraph" style:parent-style-name="Text_20_body" style:list-style-name="L34"/>
    <style:style style:name="P89" style:family="paragraph" style:parent-style-name="Text_20_body" style:list-style-name="L34">
      <style:paragraph-properties fo:margin-top="0cm" fo:margin-bottom="0cm" style:contextual-spacing="false"/>
    </style:style>
    <style:style style:name="P90" style:family="paragraph" style:parent-style-name="Text_20_body" style:list-style-name="L35"/>
    <style:style style:name="P91" style:family="paragraph" style:parent-style-name="Text_20_body" style:list-style-name="L36"/>
    <style:style style:name="P92" style:family="paragraph" style:parent-style-name="Text_20_body" style:list-style-name="L37"/>
    <style:style style:name="P93" style:family="paragraph" style:parent-style-name="Text_20_body" style:list-style-name="L37">
      <style:paragraph-properties fo:margin-top="0cm" fo:margin-bottom="0cm" style:contextual-spacing="false"/>
    </style:style>
    <style:style style:name="P94" style:family="paragraph" style:parent-style-name="Text_20_body" style:list-style-name="L38"/>
    <style:style style:name="P95" style:family="paragraph" style:parent-style-name="Text_20_body" style:list-style-name="L38">
      <style:paragraph-properties fo:margin-top="0cm" fo:margin-bottom="0cm" style:contextual-spacing="false"/>
    </style:style>
    <style:style style:name="P96" style:family="paragraph" style:parent-style-name="Text_20_body" style:list-style-name="L39"/>
    <style:style style:name="T1" style:family="text">
      <style:text-properties officeooo:rsid="0028a5b2"/>
    </style:style>
    <style:style style:name="T2" style:family="text">
      <style:text-properties officeooo:rsid="002f4dad"/>
    </style:style>
    <style:style style:name="T3" style:family="text">
      <style:text-properties officeooo:rsid="0036c4ac"/>
    </style:style>
    <style:style style:name="T4" style:family="text">
      <style:text-properties officeooo:rsid="0037fef2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<text:span text:style-name="T1">3</text:span> – Capítulo <text:span text:style-name="T2">8</text:span> </text:p>
      <text:p text:style-name="Title"><text:s/><text:span text:style-name="T3">Checklist </text:span></text:p>
      <text:h text:style-name="P2" text:outline-level="3"><text:span text:style-name="Strong_20_Emphasis">✅ Checklist de Problemas de Alimentación en un Equipo Informático</text:span></text:h>
      <text:h text:style-name="Heading_20_3" text:outline-level="3"><text:span text:style-name="Strong_20_Emphasis">1. Comprobación Inicial</text:span></text:h>
      <text:p text:style-name="Text_20_body">🔲 <text:span text:style-name="Strong_20_Emphasis">Verificar conexión a la corriente:</text:span> ¿El equipo está enchufado correctamente?<text:line-break/>🔲 <text:span text:style-name="Strong_20_Emphasis">Probar otro enchufe:</text:span> ¿Funciona en otro tomacorriente?<text:line-break/>🔲 <text:span text:style-name="Strong_20_Emphasis">Inspeccionar el cable de alimentación:</text:span> ¿Está dañado, doblado o roto?<text:line-break/>🔲 <text:span text:style-name="Strong_20_Emphasis">Probar con otro cable de alimentación compatible:</text:span> ¿Funciona con otro cable?<text:line-break/>🔲 <text:span text:style-name="Strong_20_Emphasis">Revisar si el enchufe tiene corriente:</text:span> ¿Funciona otro dispositivo en el mismo enchufe?</text:p>
      <text:h text:style-name="Heading_20_3" text:outline-level="3"><text:span text:style-name="Strong_20_Emphasis"><text:span text:style-name="T4">2</text:span></text:span><text:span text:style-name="Strong_20_Emphasis">. Soluciones Adicionales</text:span></text:h>
      <text:p text:style-name="Text_20_body">🔲 <text:span text:style-name="Strong_20_Emphasis">Revisar la fuente de alimentación:</text:span> Usar un multímetro para medir los voltajes.<text:line-break/>🔲 <text:span text:style-name="Strong_20_Emphasis">Probar con una fuente de alimentación nueva:</text:span> Si se sospecha que la fuente está dañada.<text:line-break/>🔲 <text:span text:style-name="Strong_20_Emphasis">Desconectar componentes no esenciales:</text:span> Prueba encender solo con la placa, CPU y RAM.<text:line-break/>🔲 <text:span text:style-name="Strong_20_Emphasis">Revisar reguladores de voltaje y protectores de corriente:</text:span> Podrían estar defectuosos.</text:p>
      <text:p text:style-name="Text_20_body"/>
      <text:h text:style-name="Heading_20_3" text:outline-level="3">✅ <text:span text:style-name="Strong_20_Emphasis">Checklist de Problemas en las Conexiones de la CPU y su Disipador</text:span></text:h>
      <text:h text:style-name="Heading_20_3" text:outline-level="3"><text:span text:style-name="Strong_20_Emphasis">1. Comprobación Inicial</text:span></text:h>
      <text:p text:style-name="Text_20_body">🔲 <text:span text:style-name="Strong_20_Emphasis">Verificar instalación correcta del disipador:</text:span> ¿Está bien fijado a la CPU y la placa base?<text:line-break/>🔲 <text:span text:style-name="Strong_20_Emphasis">Comprobar el conector del ventilador de la CPU:</text:span> ¿Está conectado al puerto correcto en la placa base? (Generalmente "CPU_FAN")<text:line-break/>🔲 <text:span text:style-name="Strong_20_Emphasis">Revisar la pasta térmica:</text:span> ¿Está bien aplicada o se ha secado?<text:line-break/>🔲 <text:span text:style-name="Strong_20_Emphasis">Verificar si el ventilador del disipador gira al encender:</text:span> Si no, puede ser un problema de conexión o fallo del ventilador.<text:line-break/>🔲 <text:span text:style-name="Strong_20_Emphasis">Comprobar los anclajes del disipador:</text:span> ¿Están correctamente sujetos y hacen contacto con la CPU?<text:line-break/>🔲 <text:span text:style-name="Strong_20_Emphasis">Revisar si la CPU está bien asentada:</text:span> ¿Está correctamente colocada en el socket sin pines doblados?</text:p>
      <text:h text:style-name="Heading_20_3" text:outline-level="3"><text:span text:style-name="Strong_20_Emphasis">3. Soluciones Adicionales</text:span></text:h>
      <text:p text:style-name="Text_20_body">🔲 <text:span text:style-name="Strong_20_Emphasis">Limpiar el disipador y ventilador regularmente:</text:span> Evitar acumulación de polvo.<text:line-break/>🔲 <text:span text:style-name="Strong_20_Emphasis">Configurar curvas de ventilación en BIOS o software:</text:span> Ajustar RPM según temperatura.<text:line-break/>🔲 <text:span text:style-name="Strong_20_Emphasis">Probar otro ventilador de CPU:</text:span> Para descartar fallos en el conector de la placa base.<text:line-break/>🔲 <text:span text:style-name="Strong_20_Emphasis">Usar pasta térmica de calidad:</text:span> Mejora la disipación de calor.</text:p>
      <text:p text:style-name="Text_20_body"/>
      <text:p text:style-name="Horizontal_20_Line"/>
      <text:h text:style-name="Heading_20_3" text:outline-level="3"><text:soft-page-break/>✅ <text:span text:style-name="Strong_20_Emphasis">Checklist de Problemas en la Memoria RAM</text:span></text:h>
      <text:h text:style-name="Heading_20_3" text:outline-level="3"><text:span text:style-name="Strong_20_Emphasis">1. Comprobación Inicial</text:span></text:h>
      <text:p text:style-name="Text_20_body">🔲 <text:span text:style-name="Strong_20_Emphasis">Verificar que los módulos están bien insertados:</text:span> ¿Los pines están bien alineados y el módulo hace clic en su ranura?<text:line-break/>🔲 <text:span text:style-name="Strong_20_Emphasis">Probar con un solo módulo:</text:span> Si hay varios módulos, probar uno por uno para descartar fallos.<text:line-break/>🔲 <text:span text:style-name="Strong_20_Emphasis">Limpiar los contactos de la RAM:</text:span> Usar una goma de borrar o alcohol isopropílico en los pines dorados.<text:line-break/>🔲 <text:span text:style-name="Strong_20_Emphasis">Probar en otro slot:</text:span> Si un módulo no funciona en un slot, probar en otro.<text:line-break/>🔲 <text:span text:style-name="Strong_20_Emphasis">Comprobar compatibilidad:</text:span> ¿La RAM es compatible con la placa base y el procesador?<text:line-break/>🔲 <text:span text:style-name="Strong_20_Emphasis">Actualizar BIOS:</text:span> Algunas placas requieren actualizaciones para reconocer ciertos módulos de RAM.<text:line-break/>🔲 <text:span text:style-name="Strong_20_Emphasis">Revisar la configuración en BIOS:</text:span> ¿Está detectando la frecuencia y capacidad correctas?</text:p>
      <text:h text:style-name="Heading_20_3" text:outline-level="3"><text:span text:style-name="Strong_20_Emphasis"><text:span text:style-name="T4">2</text:span></text:span><text:span text:style-name="Strong_20_Emphasis">. Soluciones Adicionales</text:span></text:h>
      <text:p text:style-name="Text_20_body">🔲 <text:span text:style-name="Strong_20_Emphasis">Usar MemTest86 para comprobar errores en la RAM:</text:span> Ejecutar el test completo para detectar fallos.<text:line-break/>🔲 <text:span text:style-name="Strong_20_Emphasis">Probar en otro equipo:</text:span> Si el módulo funciona en otro PC, el problema podría ser la placa base.<text:line-break/>🔲 <text:span text:style-name="Strong_20_Emphasis">Revisar voltajes en BIOS:</text:span> Si la RAM necesita más voltaje, ajustarlo manualmente.<text:line-break/>🔲 <text:span text:style-name="Strong_20_Emphasis">Verificar que los módulos sean iguales:</text:span> Mezclar diferentes marcas o frecuencias puede generar inestabilidad.</text:p>
      <text:p text:style-name="Text_20_body"/>
      <text:p text:style-name="Horizontal_20_Line"/>
      <text:h text:style-name="Heading_20_3" text:outline-level="3">✅ <text:span text:style-name="Strong_20_Emphasis">Checklist de Problemas en la Fase POST de la BIOS</text:span></text:h>
      <text:h text:style-name="Heading_20_3" text:outline-level="3"><text:span text:style-name="Strong_20_Emphasis">1. Comprobación Inicial</text:span></text:h>
      <text:p text:style-name="Text_20_body">🔲 <text:span text:style-name="Strong_20_Emphasis">Verificar que la placa base recibe alimentación:</text:span> ¿Los LED de la placa se encienden?<text:line-break/>🔲 <text:span text:style-name="Strong_20_Emphasis">Revisar conexiones de alimentación:</text:span> ¿Están correctamente conectados los cables de 24 pines (ATX) y 4/8 pines (CPU)?<text:line-break/>🔲 <text:span text:style-name="Strong_20_Emphasis">Escuchar pitidos o códigos POST:</text:span> ¿La placa emite algún código sonoro o muestra códigos en pantalla?<text:line-break/>🔲 <text:span text:style-name="Strong_20_Emphasis">Probar con un solo módulo de RAM:</text:span> Un módulo defectuoso puede impedir el POST.<text:line-break/>🔲 <text:span text:style-name="Strong_20_Emphasis">Resetear la BIOS:</text:span> Retirar la pila CMOS por unos minutos o usar el jumper de reset.<text:line-break/>🔲 <text:span text:style-name="Strong_20_Emphasis">Desconectar dispositivos no esenciales:</text:span> Dejar solo CPU, RAM y GPU para descartar fallos.</text:p>
      <text:h text:style-name="Heading_20_3" text:outline-level="3"><text:span text:style-name="Strong_20_Emphasis"><text:span text:style-name="T4">2</text:span></text:span><text:span text:style-name="Strong_20_Emphasis">. Soluciones Adicionales</text:span></text:h>
      <text:p text:style-name="Text_20_body">🔲 <text:span text:style-name="Strong_20_Emphasis">Consultar el manual de la placa base:</text:span> Cada fabricante tiene códigos POST específicos.<text:line-break/>🔲 <text:span text:style-name="Strong_20_Emphasis">Probar otra GPU o usar la gráfica integrada (si está disponible).</text:span><text:line-break/>🔲 <text:span text:style-name="Strong_20_Emphasis">Actualizar la BIOS:</text:span> Si el problema es de compatibilidad con hardware reciente.<text:line-break/>🔲 <text:span text:style-name="Strong_20_Emphasis">Revisar que el CPU es compatible con la placa base.</text:span></text:p>
      <text:p text:style-name="Text_20_body"/>
      <text:p text:style-name="Horizontal_20_Line"/>
      <text:h text:style-name="Heading_20_3" text:outline-level="3"><text:soft-page-break/>✅ <text:span text:style-name="Strong_20_Emphasis">Checklist de Problemas en el Arranque del Sistema Operativo</text:span></text:h>
      <text:h text:style-name="Heading_20_3" text:outline-level="3"><text:span text:style-name="Strong_20_Emphasis">1. Comprobación Inicial</text:span></text:h>
      <text:p text:style-name="Text_20_body">🔲 <text:span text:style-name="Strong_20_Emphasis">Verificar que la BIOS/UEFI detecta el disco de arranque:</text:span> Entrar en la BIOS y comprobar si aparece el disco donde está instalado Windows.<text:line-break/>🔲 <text:span text:style-name="Strong_20_Emphasis">Comprobar el orden de arranque en la BIOS:</text:span> Asegurarse de que el disco con el sistema operativo está en la primera posición.<text:line-break/>🔲 <text:span text:style-name="Strong_20_Emphasis">Probar con otro puerto SATA o cable:</text:span> Si el disco no aparece, cambiar de puerto o probar otro cable.<text:line-break/>🔲 <text:span text:style-name="Strong_20_Emphasis">Comprobar el estado del disco duro:</text:span> Ejecutar "SMART" desde la BIOS o usar herramientas como CrystalDiskInfo en otro equipo.<text:line-break/>🔲 <text:span text:style-name="Strong_20_Emphasis">Probar con Modo Seguro:</text:span> Si Windows intenta arrancar pero falla, presionar F8 (o Shift + F8 en algunos casos) para acceder a las opciones avanzadas.<text:line-break/>🔲 <text:span text:style-name="Strong_20_Emphasis">Desactivar el Secure Boot:</text:span> Algunas versiones de Windows o sistemas no firmados pueden bloquearse por esta configuración.</text:p>
      <text:p text:style-name="Text_20_body"/>
      <text:h text:style-name="Heading_20_3" text:outline-level="3">✅ <text:span text:style-name="Strong_20_Emphasis">Checklist de Problemas de Arranque en Windows 10 y 11</text:span></text:h>
      <text:h text:style-name="Heading_20_3" text:outline-level="3"><text:span text:style-name="Strong_20_Emphasis">1. Comprobación Inicial</text:span></text:h>
      <text:p text:style-name="Text_20_body">🔲 <text:span text:style-name="Strong_20_Emphasis">Verificar que la BIOS detecta el disco de arranque</text:span> (Entrar en la BIOS con F2/Supr y comprobar si el disco aparece).<text:line-break/>🔲 <text:span text:style-name="Strong_20_Emphasis">Comprobar el orden de arranque en la BIOS</text:span> (El disco de Windows debe estar en primer lugar).<text:line-break/>🔲 <text:span text:style-name="Strong_20_Emphasis">Probar con Modo Seguro</text:span> (Presionar F8 o usar una unidad de recuperación).<text:line-break/>🔲 <text:span text:style-name="Strong_20_Emphasis">Desactivar Secure Boot y probar con CSM</text:span> (Algunas configuraciones pueden bloquear el arranque).<text:line-break/>🔲 <text:span text:style-name="Strong_20_Emphasis">Comprobar si el disco tiene errores</text:span> usando el modo de recuperación de Windows.</text:p>
      <text:p text:style-name="Horizontal_20_Line"/>
      <text:h text:style-name="Heading_20_2" text:outline-level="2">✅ <text:span text:style-name="Strong_20_Emphasis">Checklist de Problemas de Vídeo en un PC</text:span></text:h>
      <text:h text:style-name="Heading_20_3" text:outline-level="3"><text:span text:style-name="Strong_20_Emphasis">1. Comprobación Inicial</text:span></text:h>
      <text:p text:style-name="Text_20_body">🔲 <text:span text:style-name="Strong_20_Emphasis">Verificar que el PC está encendido</text:span> (LEDs, ventiladores en marcha).<text:line-break/>🔲 <text:span text:style-name="Strong_20_Emphasis">Comprobar conexiones del monitor</text:span> (HDMI, DisplayPort, VGA, DVI, adaptadores).<text:line-break/>🔲 <text:span text:style-name="Strong_20_Emphasis">Probar con otro cable de vídeo</text:span> y puerto diferente.<text:line-break/>🔲 <text:span text:style-name="Strong_20_Emphasis">Probar el monitor en otro equipo</text:span> para descartar fallo del monitor.<text:line-break/>🔲 <text:span text:style-name="Strong_20_Emphasis">Revisar si el monitor está en la entrada correcta</text:span> (ej. HDMI 1, DisplayPort 2, etc.).<text:line-break/>🔲 <text:span text:style-name="Strong_20_Emphasis">Si hay una tarjeta gráfica dedicada, probar en la integrada</text:span> (ver detalles abajo).</text:p>
      <text:h text:style-name="Heading_20_2" text:outline-level="2"><text:soft-page-break/><text:span text:style-name="Strong_20_Emphasis"/></text:h>
      <text:h text:style-name="Heading_20_2" text:outline-level="2">✅ <text:span text:style-name="Strong_20_Emphasis">7. Si Todo Falla, Últimas Pruebas</text:span></text:h>
      <text:p text:style-name="Text_20_body">🔲 <text:span text:style-name="Strong_20_Emphasis">Probar la tarjeta gráfica en otro PC.</text:span><text:line-break/>🔲 <text:span text:style-name="Strong_20_Emphasis">Probar otro monitor o televisor.</text:span><text:line-break/>🔲 <text:span text:style-name="Strong_20_Emphasis">Verificar que la RAM está correctamente insertada.</text:span><text:line-break/>🔲 <text:span text:style-name="Strong_20_Emphasis">Si la placa tiene un speaker, revisar los pitidos de error.</text:span></text:p>
      <text:h text:style-name="Heading_20_1" text:outline-level="1">✅ <text:span text:style-name="Strong_20_Emphasis">Recuperación de Acceso en Windows 10/11</text:span></text:h>
      <text:h text:style-name="Heading_20_3" text:outline-level="3"><text:span text:style-name="Strong_20_Emphasis">1️⃣ Métodos Oficiales de Microsoft</text:span></text:h>
      <text:p text:style-name="Text_20_body">🔲 <text:span text:style-name="Strong_20_Emphasis">Intentar restablecer la contraseña con una cuenta Microsoft</text:span></text:p>
      <text:p text:style-name="Text_20_body">🔲 <text:span text:style-name="Strong_20_Emphasis">Intentar con una cuenta de administrador alternativa</text:span></text:p>
      <text:p text:style-name="Text_20_body">🔲 <text:span text:style-name="Strong_20_Emphasis">Usar un disco de restablecimiento de contraseña</text:span> <text:span text:style-name="Emphasis">(si se creó previamente)</text:span></text:p>
      <text:p text:style-name="Horizontal_20_Line"/>
      <text:h text:style-name="Heading_20_3" text:outline-level="3"><text:span text:style-name="Strong_20_Emphasis">2️⃣ Métodos Avanzados (Si No Hay Acceso a una Cuenta Alternativa)</text:span></text:h>
      <text:p text:style-name="Text_20_body">🔲 <text:span text:style-name="Strong_20_Emphasis">Usar el Modo Seguro con Símbolo del Sistema</text:span> <text:span text:style-name="Emphasis">(si se puede acceder)</text:span></text:p>
      <text:h text:style-name="Heading_20_3" text:outline-level="3"><text:span text:style-name="Strong_20_Emphasis">3️⃣ Métodos con Herramientas Externas</text:span></text:h>
      <text:p text:style-name="Text_20_body">🔲 <text:span text:style-name="Strong_20_Emphasis">Usar Hiren's BootCD PE o Medicat USB</text:span> <text:span text:style-name="Emphasis">(USB de rescate con herramientas de recuperación)</text:span></text:p>
      <text:p text:style-name="Text_20_body">🔲 <text:span text:style-name="Strong_20_Emphasis">Usar "Offline NT Password &amp; Registry Editor" (NTPWEdit)</text:span> <text:span text:style-name="Emphasis">(para borrar contraseñas locales)</text:span></text:p>
      <text:h text:style-name="Heading_20_3" text:outline-level="3"><text:span text:style-name="Strong_20_Emphasis">4️⃣ Reinstalar Windows (Última Opción)</text:span></text:h>
      <text:p text:style-name="Text_20_body">🔲 Si no es posible recuperar el acceso, se puede <text:span text:style-name="Strong_20_Emphasis">reinstalar Windows sin perder archivos</text:span>:</text:p>
      <text:h text:style-name="Heading_20_1" text:outline-level="1">✅ <text:span text:style-name="Strong_20_Emphasis">Solución de Problemas de Red con IP Manual</text:span></text:h>
      <text:h text:style-name="Heading_20_2" text:outline-level="2"><text:span text:style-name="Strong_20_Emphasis">1️⃣ Comprobaciones Iniciales</text:span></text:h>
      <text:p text:style-name="Text_20_body">🔲 <text:span text:style-name="Strong_20_Emphasis">Verificar si el cable de red o Wi-Fi están conectados correctamente</text:span>.<text:line-break/>🔲 <text:span text:style-name="Strong_20_Emphasis">Reiniciar el router/modem y el equipo</text:span>.<text:line-break/>🔲 <text:span text:style-name="Strong_20_Emphasis">Probar con otro puerto en el router o cambiar el cable de red</text:span>.<text:line-break/>🔲 <text:span text:style-name="Strong_20_Emphasis">Si es Wi-Fi, probar con otra red o acercarse al router</text:span>.<text:line-break/>🔲 <text:span text:style-name="Strong_20_Emphasis">Comprobar si otros dispositivos en la misma red tienen conexión</text:span>.</text:p>
      <text:p text:style-name="Horizontal_20_Line"><text:span text:style-name="Source_20_Text"/></text:p>
      <text:p text:style-name="Horizontal_20_Line"/>
      <text:h text:style-name="Heading_20_1" text:outline-level="1"><text:soft-page-break/>✅ <text:span text:style-name="Strong_20_Emphasis">Solución de Problemas de Impresoras en Red</text:span></text:h>
      <text:h text:style-name="Heading_20_2" text:outline-level="2"><text:span text:style-name="Strong_20_Emphasis">1️⃣ Comprobaciones Básicas</text:span></text:h>
      <text:p text:style-name="Text_20_body">🔲 <text:span text:style-name="Strong_20_Emphasis">Verificar que la impresora esté encendida y conectada a la red</text:span>.<text:line-break/>🔲 <text:span text:style-name="Strong_20_Emphasis">Reiniciar la impresora y el router</text:span>.<text:line-break/>🔲 <text:span text:style-name="Strong_20_Emphasis">Verificar si la impresora tiene pantalla y si muestra errores o desconexiones</text:span>.<text:line-break/>🔲 <text:span text:style-name="Strong_20_Emphasis">Si es una impresora Wi-Fi, comprobar que está conectada a la misma red que el PC</text:span>.<text:line-break/>🔲 <text:span text:style-name="Strong_20_Emphasis">Si es una impresora Ethernet, revisar que el cable de red esté bien conectado</text:span>.</text:p>
      <text:p text:style-name="Horizontal_20_Line"/>
      <text:h text:style-name="P9" text:outline-level="2"><text:span text:style-name="Strong_20_Emphasi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5-02-18T17:54:53.364686132</dc:date>
    <meta:editing-duration>PT4H37M41S</meta:editing-duration>
    <meta:editing-cycles>30</meta:editing-cycles>
    <meta:generator>LibreOffice/24.2.2.2$Linux_X86_64 LibreOffice_project/d56cc158d8a96260b836f100ef4b4ef25d6f1a01</meta:generator>
    <meta:print-date>2025-02-16T18:45:57.908855487</meta:print-date>
    <meta:printed-by>Archivos PDF</meta:printed-by>
    <meta:document-statistic meta:table-count="0" meta:image-count="0" meta:object-count="0" meta:page-count="5" meta:paragraph-count="51" meta:word-count="1283" meta:character-count="7634" meta:non-whitespace-character-count="6398"/>
  </office:meta>
</office:document-meta>
</file>